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b Count: 3268</text:p>
      <text:p text:style-name="P1"/>
      <text:p text:style-name="P2">Principle verb Count:2290</text:p>
      <text:p text:style-name="P2">Assistant Verb Count:365</text:p>
      <text:p text:style-name="P2">Semiauxillar Verb Count:613</text:p>
      <text:p text:style-name="P1"/>
      <text:p text:style-name="P2">Moods: Indicative(2409), Subjunctive(99), Imperative(57), Infinitive(357), Gerund(98), Participle(248)</text:p>
      <text:p text:style-name="P1"/>
      <text:p text:style-name="P2">Tenses: Present(1975), Imperfect(368), Future(26), Preterite(131), Conditional(8), Other(760)</text:p>
      <text:p text:style-name="P1"/>
      <text:p text:style-name="P2">First Person(654), Second Person(348), Third Person(1563), Other(703)</text:p>
      <text:p text:style-name="P1"/>
      <text:p text:style-name="P2">Singular verbs(2340) Plural verbs(473) Other(455)</text:p>
      <text:p text:style-name="P1"/>
      <text:p text:style-name="P2">Masculine verbs(213) Feminine verbs(35) Other(3020)</text:p>
      <text:p text:style-name="P1"/>
      <text:p text:style-name="P2">ser(613), </text:p>
      <text:p text:style-name="P2">bloquear(1), </text:p>
      <text:p text:style-name="P2">ir(165), </text:p>
      <text:p text:style-name="P2">ver(58), </text:p>
      <text:p text:style-name="P2">estar(189), </text:p>
      <text:p text:style-name="P2">poder(63), </text:p>
      <text:p text:style-name="P2">hacer(117), </text:p>
      <text:p text:style-name="P2">tocar(2), </text:p>
      <text:p text:style-name="P2">aparecer(1), </text:p>
      <text:p text:style-name="P2">tener(202), </text:p>
      <text:p text:style-name="P2">funcionar(2), </text:p>
      <text:p text:style-name="P2">crear(39), </text:p>
      <text:p text:style-name="P2">hablar(33), </text:p>
      <text:p text:style-name="P2">implicar(1), </text:p>
      <text:p text:style-name="P2">considerar(2), </text:p>
      <text:p text:style-name="P2">indicar(1), </text:p>
      <text:p text:style-name="P2">necesitar(8), </text:p>
      <text:p text:style-name="P2">saber(78), </text:p>
      <text:p text:style-name="P2">decir(129), </text:p>
      <text:p text:style-name="P2">referir(1), </text:p>
      <text:p text:style-name="P2">parecer(25), </text:p>
      <text:p text:style-name="P2">enfocar(1), </text:p>
      <text:p text:style-name="P2">quedar(20), </text:p>
      <text:p text:style-name="P2">depender(4), </text:p>
      <text:p text:style-name="P2">remar(1), </text:p>
      <text:p text:style-name="P2">enriquecer(1), </text:p>
      <text:p text:style-name="P2">aplicar(2), </text:p>
      <text:p text:style-name="P2">utilizar(5), </text:p>
      <text:p text:style-name="P2"><text:soft-page-break/>realizar(2), </text:p>
      <text:p text:style-name="P2">reducir(2), </text:p>
      <text:p text:style-name="P2">haber(286), </text:p>
      <text:p text:style-name="P2">seguir(12), </text:p>
      <text:p text:style-name="P2">decidir(3), </text:p>
      <text:p text:style-name="P2">pertenecer(1), </text:p>
      <text:p text:style-name="P2">existir(7), </text:p>
      <text:p text:style-name="P2">esperar(8), </text:p>
      <text:p text:style-name="P2">declarar(4), </text:p>
      <text:p text:style-name="P2">juntar(2), </text:p>
      <text:p text:style-name="P2">dedicar(4), </text:p>
      <text:p text:style-name="P2">empezar(15), </text:p>
      <text:p text:style-name="P2">querer(41), </text:p>
      <text:p text:style-name="P2">estácllevando(1), </text:p>
      <text:p text:style-name="P2">pensar(14), </text:p>
      <text:p text:style-name="P2">entrar(4), </text:p>
      <text:p text:style-name="P2">reprochar(1), </text:p>
      <text:p text:style-name="P2">gustar(19), </text:p>
      <text:p text:style-name="P2">reconocer(5), </text:p>
      <text:p text:style-name="P2">intentar(2), </text:p>
      <text:p text:style-name="P2">creer(6), </text:p>
      <text:p text:style-name="P2">comentar(4), </text:p>
      <text:p text:style-name="P2">valer(10), </text:p>
      <text:p text:style-name="P2">poner(46), </text:p>
      <text:p text:style-name="P2">vivir(9), </text:p>
      <text:p text:style-name="P2">ganar(3), </text:p>
      <text:p text:style-name="P2">pasar(34), </text:p>
      <text:p text:style-name="P2">cambiar(16), </text:p>
      <text:p text:style-name="P2">llamar(20), </text:p>
      <text:p text:style-name="P2">favorecer(1), </text:p>
      <text:p text:style-name="P2">trabajar(17), </text:p>
      <text:p text:style-name="P2">perdonar(4), </text:p>
      <text:p text:style-name="P2">figurar(1), </text:p>
      <text:p text:style-name="P2">interrumpir(2), </text:p>
      <text:p text:style-name="P2">costar(6), </text:p>
      <text:p text:style-name="P2">ofrecer(2), </text:p>
      <text:p text:style-name="P2">dar(48), </text:p>
      <text:p text:style-name="P2">contar(10), </text:p>
      <text:p text:style-name="P2">divertir(2), </text:p>
      <text:p text:style-name="P2">conseguir(3), </text:p>
      <text:p text:style-name="P2">sacar(2), </text:p>
      <text:p text:style-name="P2">andar(9), </text:p>
      <text:p text:style-name="P2">pedir(5), </text:p>
      <text:p text:style-name="P2">dar_cuenta(4), </text:p>
      <text:p text:style-name="P2">abrir(2), </text:p>
      <text:p text:style-name="P2">mirar(24), </text:p>
      <text:p text:style-name="P2"><text:soft-page-break/>desempaquetar(1), </text:p>
      <text:p text:style-name="P2">escribir(6), </text:p>
      <text:p text:style-name="P2">mare(1), </text:p>
      <text:p text:style-name="P2">comer(10), </text:p>
      <text:p text:style-name="P2">tirar(1), </text:p>
      <text:p text:style-name="P2">entender(9), </text:p>
      <text:p text:style-name="P2">siera(1), </text:p>
      <text:p text:style-name="P2">trocear(1), </text:p>
      <text:p text:style-name="P2">traer(5), </text:p>
      <text:p text:style-name="P2">llevar(17), </text:p>
      <text:p text:style-name="P2">oír(19), </text:p>
      <text:p text:style-name="P2">preguntar(8), </text:p>
      <text:p text:style-name="P2">meter(11), </text:p>
      <text:p text:style-name="P2">deber(6), </text:p>
      <text:p text:style-name="P2">suponer(5), </text:p>
      <text:p text:style-name="P2">echar(7), </text:p>
      <text:p text:style-name="P2">limpiar(5), </text:p>
      <text:p text:style-name="P2">curar(1), </text:p>
      <text:p text:style-name="P2">picar(5), </text:p>
      <text:p text:style-name="P2">doler(2), </text:p>
      <text:p text:style-name="P2">vengar(13), </text:p>
      <text:p text:style-name="P2">llorar(3), </text:p>
      <text:p text:style-name="P2">olvidar(3), </text:p>
      <text:p text:style-name="P2">aguantar(3), </text:p>
      <text:p text:style-name="P2">coger(15), </text:p>
      <text:p text:style-name="P2">venir(9), </text:p>
      <text:p text:style-name="P2">resultar(1), </text:p>
      <text:p text:style-name="P2">tomar(7), </text:p>
      <text:p text:style-name="P2">afectar(1), </text:p>
      <text:p text:style-name="P2">quitar(8), </text:p>
      <text:p text:style-name="P2">monar(1), </text:p>
      <text:p text:style-name="P2">criticar(1), </text:p>
      <text:p text:style-name="P2">acabar(7), </text:p>
      <text:p text:style-name="P2">fijar(4), </text:p>
      <text:p text:style-name="P2">recordar(3), </text:p>
      <text:p text:style-name="P2">sentar(2), </text:p>
      <text:p text:style-name="P2">estudiar(6), </text:p>
      <text:p text:style-name="P2">comprar(5), </text:p>
      <text:p text:style-name="P2">explicar(3), </text:p>
      <text:p text:style-name="P2">ilustrar(1), </text:p>
      <text:p text:style-name="P2">buscar(5), </text:p>
      <text:p text:style-name="P2">usar(4), </text:p>
      <text:p text:style-name="P2">salir(17), </text:p>
      <text:p text:style-name="P2">caer(4), </text:p>
      <text:p text:style-name="P2">preparar(2), </text:p>
      <text:p text:style-name="P2">encontrar(6), </text:p>
      <text:p text:style-name="P2"><text:soft-page-break/>casar(4), </text:p>
      <text:p text:style-name="P2">dejar(15), </text:p>
      <text:p text:style-name="P2">obsesionar(1), </text:p>
      <text:p text:style-name="P2">tardar(1), </text:p>
      <text:p text:style-name="P2">encantar(4), </text:p>
      <text:p text:style-name="P2">aprender(9), </text:p>
      <text:p text:style-name="P2">parar(1), </text:p>
      <text:p text:style-name="P2">abigarrar(1), </text:p>
      <text:p text:style-name="P2">acordar(12), </text:p>
      <text:p text:style-name="P2">odiar(1), </text:p>
      <text:p text:style-name="P2">pagar(5), </text:p>
      <text:p text:style-name="P2">animar(1), </text:p>
      <text:p text:style-name="P2">presentar(2), </text:p>
      <text:p text:style-name="P2">ocurrir(5), </text:p>
      <text:p text:style-name="P2">plantear(1), </text:p>
      <text:p text:style-name="P2">nacer(3), </text:p>
      <text:p text:style-name="P2">exagerar(1), </text:p>
      <text:p text:style-name="P2">embarazar(1), </text:p>
      <text:p text:style-name="P2">transgredir(1), </text:p>
      <text:p text:style-name="P2">llegar(10), </text:p>
      <text:p text:style-name="P2">conocer(5), </text:p>
      <text:p text:style-name="P2">notar(4), </text:p>
      <text:p text:style-name="P2">habe(1), </text:p>
      <text:p text:style-name="P2">chillar(1), </text:p>
      <text:p text:style-name="P2">rizar(1), </text:p>
      <text:p text:style-name="P2">fracasar(2), </text:p>
      <text:p text:style-name="P2">volver(9), </text:p>
      <text:p text:style-name="P2">contratar(2), </text:p>
      <text:p text:style-name="P2">operar(3), </text:p>
      <text:p text:style-name="P2">enseñar(3), </text:p>
      <text:p text:style-name="P2">estirar(1), </text:p>
      <text:p text:style-name="P2">durar(1), </text:p>
      <text:p text:style-name="P2">mejorar(2), </text:p>
      <text:p text:style-name="P2">incluir(1), </text:p>
      <text:p text:style-name="P2">transcribir(1), </text:p>
      <text:p text:style-name="P2">matar(2), </text:p>
      <text:p text:style-name="P2">agarrar(2), </text:p>
      <text:p text:style-name="P2">subir(10), </text:p>
      <text:p text:style-name="P2">cerrar(2), </text:p>
      <text:p text:style-name="P2">birlar(1), </text:p>
      <text:p text:style-name="P2">llover(1), </text:p>
      <text:p text:style-name="P2">pue(1), </text:p>
      <text:p text:style-name="P2">fiar(2), </text:p>
      <text:p text:style-name="P2">recortar(3), </text:p>
      <text:p text:style-name="P2">grabar(5), </text:p>
      <text:p text:style-name="P2">mover(7), </text:p>
      <text:p text:style-name="P2"><text:soft-page-break/>merecer(1), </text:p>
      <text:p text:style-name="P2">pillar(1), </text:p>
      <text:p text:style-name="P2">perder(7), </text:p>
      <text:p text:style-name="P2">sufrir(1), </text:p>
      <text:p text:style-name="P2">arreglar(2), </text:p>
      <text:p text:style-name="P2">ahogar(1), </text:p>
      <text:p text:style-name="P2">pasear(1), </text:p>
      <text:p text:style-name="P2">regalar(3), </text:p>
      <text:p text:style-name="P2">fumar(6), </text:p>
      <text:p text:style-name="P2">molestar(2), </text:p>
      <text:p text:style-name="P2">apagar(1), </text:p>
      <text:p text:style-name="P2">aprovechar(1), </text:p>
      <text:p text:style-name="P2">engañar(1), </text:p>
      <text:p text:style-name="P2">preocupar(2), </text:p>
      <text:p text:style-name="P2">extrañar(2), </text:p>
      <text:p text:style-name="P2">exponer(2), </text:p>
      <text:p text:style-name="P2">complicar(5), </text:p>
      <text:p text:style-name="P2">imaginar(1), </text:p>
      <text:p text:style-name="P2">ler(1), </text:p>
      <text:p text:style-name="P2">importar(4), </text:p>
      <text:p text:style-name="P2">asesinar(1), </text:p>
      <text:p text:style-name="P2">levantar(1), </text:p>
      <text:p text:style-name="P2">medir(1), </text:p>
      <text:p text:style-name="P2">romper(1), </text:p>
      <text:p text:style-name="P2">abrochar(1), </text:p>
      <text:p text:style-name="P2">marcar(1), </text:p>
      <text:p text:style-name="P2">faltar(5), </text:p>
      <text:p text:style-name="P2">vender(5), </text:p>
      <text:p text:style-name="P2">quejar(1), </text:p>
      <text:p text:style-name="P2">gritar(1), </text:p>
      <text:p text:style-name="P2">escuchar(2), </text:p>
      <text:p text:style-name="P2">deprimir(1), </text:p>
      <text:p text:style-name="P2">disfrazar(1), </text:p>
      <text:p text:style-name="P2">versionar(1), </text:p>
      <text:p text:style-name="P2">morir(7), </text:p>
      <text:p text:style-name="P2">describir(1), </text:p>
      <text:p text:style-name="P2">formar(1), </text:p>
      <text:p text:style-name="P2">desgraciar(1), </text:p>
      <text:p text:style-name="P2">ignorar(1), </text:p>
      <text:p text:style-name="P2">tatara(1), </text:p>
      <text:p text:style-name="P2">fabricar(2), </text:p>
      <text:p text:style-name="P2">mandar(2), </text:p>
      <text:p text:style-name="P2">devolver(1), </text:p>
      <text:p text:style-name="P2">dirigir(3), </text:p>
      <text:p text:style-name="P2">recibir(1), </text:p>
      <text:p text:style-name="P2">enterar(2), </text:p>
      <text:p text:style-name="P2"><text:soft-page-break/>acompañar(3), </text:p>
      <text:p text:style-name="P2">significar(2), </text:p>
      <text:p text:style-name="P2">ban(1), </text:p>
      <text:p text:style-name="P2">inflar(1), </text:p>
      <text:p text:style-name="P2">cenar(3), </text:p>
      <text:p text:style-name="P2">repetir(1), </text:p>
      <text:p text:style-name="P2">saludar(1), </text:p>
      <text:p text:style-name="P2">aprobar(4), </text:p>
      <text:p text:style-name="P2">acumular(1), </text:p>
      <text:p text:style-name="P2">equivocar(1), </text:p>
      <text:p text:style-name="P2">leer(8), </text:p>
      <text:p text:style-name="P2">ejercer(2), </text:p>
      <text:p text:style-name="P2">servir(1), </text:p>
      <text:p text:style-name="P2">cobrar(2), </text:p>
      <text:p text:style-name="P2">compulsar(1), </text:p>
      <text:p text:style-name="P2">apostillar(1), </text:p>
      <text:p text:style-name="P2">anclar(2), </text:p>
      <text:p text:style-name="P2">traspasar(1), </text:p>
      <text:p text:style-name="P2">aceptar(3), </text:p>
      <text:p text:style-name="P2">plantar(2), </text:p>
      <text:p text:style-name="P2">atraer(1), </text:p>
      <text:p text:style-name="P2">enamorar(1), </text:p>
      <text:p text:style-name="P2">acertar(1), </text:p>
      <text:p text:style-name="P2">apuntar(3), </text:p>
      <text:p text:style-name="P2">cantar(1), </text:p>
      <text:p text:style-name="P2">probar(3), </text:p>
      <text:p text:style-name="P2">bullir(1), </text:p>
      <text:p text:style-name="P2">pegar(2), </text:p>
      <text:p text:style-name="P2">emitir(1), </text:p>
      <text:p text:style-name="P2">coincidir(5), </text:p>
      <text:p text:style-name="P2">volcar(1), </text:p>
      <text:p text:style-name="P2">reajustar(1), </text:p>
      <text:p text:style-name="P2">ampliar(1), </text:p>
      <text:p text:style-name="P2">cargar(1), </text:p>
      <text:p text:style-name="P2">acercar(3), </text:p>
      <text:p text:style-name="P2">desviar(1), </text:p>
      <text:p text:style-name="P2">climatizar(1), </text:p>
      <text:p text:style-name="P2">improvisar(1), </text:p>
      <text:p text:style-name="P2">producir(2), </text:p>
      <text:p text:style-name="P2">doblar(2), </text:p>
      <text:p text:style-name="P2">examinar(1), </text:p>
      <text:p text:style-name="P2">achacar(1), </text:p>
      <text:p text:style-name="P2">imponer(2), </text:p>
      <text:p text:style-name="P2">bajar(1), </text:p>
      <text:p text:style-name="P2">esforzar(1), </text:p>
      <text:p text:style-name="P2">asumir(3), </text:p>
      <text:p text:style-name="P2"><text:soft-page-break/>desequilibrar(1), </text:p>
      <text:p text:style-name="P2">rascar(1), </text:p>
      <text:p text:style-name="P2">escudar(1), </text:p>
      <text:p text:style-name="P2">practicar(1), </text:p>
      <text:p text:style-name="P2">jugar(1), </text:p>
      <text:p text:style-name="P2">avisar(1), </text:p>
      <text:p text:style-name="P2">circular(1), </text:p>
      <text:p text:style-name="P2">desistir(1), </text:p>
      <text:p text:style-name="P2">cumplir(1), </text:p>
      <text:p text:style-name="P2">basar(1), </text:p>
      <text:p text:style-name="P2">atender(3), </text:p>
      <text:p text:style-name="P2">enorgullecer(1), </text:p>
      <text:p text:style-name="P2">separar(2), </text:p>
      <text:p text:style-name="P2">aislar(2), </text:p>
      <text:p text:style-name="P2">inventar(1), </text:p>
      <text:p text:style-name="P2">huir(1), </text:p>
      <text:p text:style-name="P2">expresar(2), </text:p>
      <text:p text:style-name="P2">vetar(1), </text:p>
      <text:p text:style-name="P2">aportar(1), </text:p>
      <text:p text:style-name="P2">concentrar(1), </text:p>
      <text:p text:style-name="P2">entretener(3), </text:p>
      <text:p text:style-name="P2">disimular(1), </text:p>
      <text:p text:style-name="P2">intuir(1), </text:p>
      <text:p text:style-name="P2">intimidar(1), </text:p>
      <text:p text:style-name="P2">regresar(1), </text:p>
      <text:p text:style-name="P2">arrepentir(2), </text:p>
      <text:p text:style-name="P2">agradar(1), </text:p>
      <text:p text:style-name="P2">familiarizar(1), </text:p>
      <text:p text:style-name="P2">adquirir(2), </text:p>
      <text:p text:style-name="P2">sonar(3), </text:p>
      <text:p text:style-name="P2">desentrañar(1), </text:p>
      <text:p text:style-name="P2">subcontratar(1), </text:p>
      <text:p text:style-name="P2">distribuir(2), </text:p>
      <text:p text:style-name="P2">dotar(1), </text:p>
      <text:p text:style-name="P2">comunicar(1), </text:p>
      <text:p text:style-name="P2">sentir(2), </text:p>
      <text:p text:style-name="P2">girar(1), </text:p>
      <text:p text:style-name="P2">descuidar(2), </text:p>
      <text:p text:style-name="P2">permitir(2), </text:p>
      <text:p text:style-name="P2">retrasar(1), </text:p>
      <text:p text:style-name="P2">influir(3), </text:p>
      <text:p text:style-name="P2">bastar(1), </text:p>
      <text:p text:style-name="P2">evaluar(1), </text:p>
      <text:p text:style-name="P2">descubrir(1), </text:p>
      <text:p text:style-name="P2">viajar(1), </text:p>
      <text:p text:style-name="P2">implantar(3), </text:p>
      <text:p text:style-name="P2"><text:soft-page-break/>adaptar(3), </text:p>
      <text:p text:style-name="P2">tender(1), </text:p>
      <text:p text:style-name="P2">decorar(1), </text:p>
      <text:p text:style-name="P2">mosquear(1), </text:p>
      <text:p text:style-name="P2">crispar(1), </text:p>
      <text:p text:style-name="P2">suspender(1), </text:p>
      <text:p text:style-name="P2">ocupar(2), </text:p>
      <text:p text:style-name="P2">guardar(1), </text:p>
      <text:p text:style-name="P2">extraer(1), </text:p>
      <text:p text:style-name="P2">borrar(2), </text:p>
      <text:p text:style-name="P2">depositar(1), </text:p>
      <text:p text:style-name="P2">publicar(1), </text:p>
      <text:p text:style-name="P2">convertir(1), </text:p>
      <text:p text:style-name="P2">situar(1), </text:p>
      <text:p text:style-name="P2">desaparecer(1), </text:p>
      <text:p text:style-name="P2">organizar(2), </text:p>
      <text:p text:style-name="P2">accomodi(1), </text:p>
      <text:p text:style-name="P2">traducir(1), </text:p>
      <text:p text:style-name="P2">exigir(1), </text:p>
      <text:p text:style-name="P2">bordar(1), </text:p>
      <text:p text:style-name="P2">erar(1), </text:p>
      <text:p text:style-name="P2">instalar(2), </text:p>
      <text:p text:style-name="P2">encuadernar(1), </text:p>
      <text:p text:style-name="P2">sofisticar(1), </text:p>
      <text:p text:style-name="P2">concentradodel(1), </text:p>
      <text:p text:style-name="P2">triturar(1), </text:p>
      <text:p text:style-name="P2">dorar(1), </text:p>
      <text:p text:style-name="P2">escurrir(1), </text:p>
      <text:p text:style-name="P2">quemar(2), </text:p>
      <text:p text:style-name="P2">reír(2), </text:p>
      <text:p text:style-name="P2">colocar(3), </text:p>
      <text:p text:style-name="P2">envidiar(1), </text:p>
      <text:p text:style-name="P2">cocer(1), </text:p>
      <text:p text:style-name="P2">cortar(3), </text:p>
      <text:p text:style-name="P2">freír(2), </text:p>
      <text:p text:style-name="P2">chupar(1), </text:p>
      <text:p text:style-name="P2">añadir(3), </text:p>
      <text:p text:style-name="P2">reposar(2), </text:p>
      <text:p text:style-name="P2">cocinar(1), </text:p>
      <text:p text:style-name="P2">colar(1), </text:p>
      <text:p text:style-name="P2">saltar(2), </text:p>
      <text:p text:style-name="P2">rehogar(2), </text:p>
      <text:p text:style-name="P2">mezclar(1), </text:p>
      <text:p text:style-name="P2">batir(1), </text:p>
      <text:p text:style-name="P2">cubrir(1), </text:p>
      <text:p text:style-name="P2">sofreír(2), </text:p>
      <text:p text:style-name="P2"><text:soft-page-break/>prestar(1), </text:p>
      <text:p text:style-name="P2">tostar(2), </text:p>
      <text:p text:style-name="P2">facilitar(1), </text:p>
      <text:p text:style-name="P2">blandi(1), </text:p>
      <text:p text:style-name="P2">arrancar(2), </text:p>
      <text:p text:style-name="P2">interpretar(1), </text:p>
      <text:p text:style-name="P2">aclarar(1), </text:p>
      <text:p text:style-name="P2">encargar(2), </text:p>
      <text:p text:style-name="P2">variar(1), </text:p>
      <text:p text:style-name="P2">interesar(2), </text:p>
      <text:p text:style-name="P2">contestar(2), </text:p>
      <text:p text:style-name="P2">agotar(1), </text:p>
      <text:p text:style-name="P2">recuperar(2), </text:p>
      <text:p text:style-name="P2">agachar(1), </text:p>
      <text:p text:style-name="P2">impermeabilizar(2), </text:p>
      <text:p text:style-name="P2">inclinar(1), </text:p>
      <text:p text:style-name="P2">resolver(1), </text:p>
      <text:p text:style-name="P2">deteriorar(1), </text:p>
      <text:p text:style-name="P2">librar(1), </text:p>
      <text:p text:style-name="P2">agradecer(1), </text:p>
      <text:p text:style-name="P2">apetecer(2), </text:p>
      <text:p text:style-name="P2">revisar(1), </text:p>
      <text:p text:style-name="P2">estipular(1), </text:p>
      <text:p text:style-name="P2">facturar(1), </text:p>
      <text:p text:style-name="P2">atener(1), </text:p>
      <text:p text:style-name="P2">masterizada(1), </text:p>
      <text:p text:style-name="P2">tratar(1), </text:p>
      <text:p text:style-name="P2">firmar(1), </text:p>
      <text:p text:style-name="P2">confiar(2), </text:p>
      <text:p text:style-name="P2">consultar(1), </text:p>
      <text:p text:style-name="P2">preestablecer(1), </text:p>
      <text:p text:style-name="P2">tatatata(1)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5:09</meta:creation-date>
    <dc:date>2016-06-07T18:48:57</dc:date>
    <meta:editing-duration>P1DT5H30M53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9" meta:paragraph-count="391" meta:word-count="425" meta:character-count="5099"/>
  </office:meta>
</office:document-meta>
</file>